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E0000005E4BD9F7425E2EA899.jpg" manifest:media-type="image/jpeg"/>
  <manifest:file-entry manifest:full-path="Pictures/10000000000002D1000002D1FBEED35297D811B0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Tableau1" style:family="table">
      <style:table-properties style:width="17.78cm" table:align="center"/>
    </style:style>
    <style:style style:name="Tableau1.A" style:family="table-column">
      <style:table-column-properties style:column-width="1cm"/>
    </style:style>
    <style:style style:name="Tableau1.B" style:family="table-column">
      <style:table-column-properties style:column-width="5.251cm"/>
    </style:style>
    <style:style style:name="Tableau1.C" style:family="table-column">
      <style:table-column-properties style:column-width="2.501cm"/>
    </style:style>
    <style:style style:name="Tableau1.D" style:family="table-column">
      <style:table-column-properties style:column-width="4.001cm"/>
    </style:style>
    <style:style style:name="Tableau1.E" style:family="table-column">
      <style:table-column-properties style:column-width="2.499cm"/>
    </style:style>
    <style:style style:name="Tableau1.F" style:family="table-column">
      <style:table-column-properties style:column-width="2.528cm"/>
    </style:style>
    <style:style style:name="Tableau1.A1" style:family="table-cell">
      <style:table-cell-properties fo:padding="0.097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1a859e"/>
    </style:style>
    <style:style style:name="P3" style:family="paragraph" style:parent-style-name="Text_20_body">
      <style:text-properties officeooo:paragraph-rsid="003ad526"/>
    </style:style>
    <style:style style:name="P4" style:family="paragraph" style:parent-style-name="Text_20_body">
      <style:text-properties officeooo:paragraph-rsid="003d4bc7"/>
    </style:style>
    <style:style style:name="P5" style:family="paragraph" style:parent-style-name="Text_20_body">
      <style:text-properties officeooo:paragraph-rsid="001dc6ef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1pt" officeooo:paragraph-rsid="00482c65" style:font-size-asian="11pt" style:font-name-complex="Times New Roman1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1pt" officeooo:paragraph-rsid="004d014d" style:font-size-asian="11pt" style:font-name-complex="Times New Roman1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1pt" officeooo:rsid="0049ea50" officeooo:paragraph-rsid="0049ea50" style:font-size-asian="11pt" style:font-name-complex="Times New Roman1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1pt" officeooo:rsid="004d014d" officeooo:paragraph-rsid="004d014d" style:font-size-asian="11pt" style:font-name-complex="Times New Roman1" style:font-size-complex="11pt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Heading_20_1" style:list-style-name="L1" style:master-page-name="">
      <loext:graphic-properties draw:fill="none"/>
      <style:paragraph-properties fo:margin-left="0cm" fo:margin-right="0cm" fo:margin-top="0.423cm" fo:margin-bottom="0.212cm" style:contextual-spacing="false" fo:line-height="150%" fo:text-align="justify" style:justify-single-word="false" fo:text-indent="0cm" style:auto-text-indent="false" style:page-number="auto" fo:background-color="transparent" fo:keep-with-next="always"/>
      <style:text-properties officeooo:rsid="001dc6ef" officeooo:paragraph-rsid="004b3cfd"/>
    </style:style>
    <style:style style:name="P12" style:family="paragraph" style:parent-style-name="Heading_20_1" style:list-style-name="L1">
      <loext:graphic-properties draw:fill="none"/>
      <style:paragraph-properties fo:margin-left="0cm" fo:margin-right="0cm" fo:margin-top="0.423cm" fo:margin-bottom="0.212cm" style:contextual-spacing="false" fo:line-height="150%" fo:text-align="justify" style:justify-single-word="false" fo:text-indent="0cm" style:auto-text-indent="false" fo:break-before="page" fo:background-color="transparent"/>
      <style:text-properties officeooo:paragraph-rsid="004474b9"/>
    </style:style>
    <style:style style:name="P13" style:family="paragraph" style:parent-style-name="Heading_20_1">
      <style:text-properties officeooo:paragraph-rsid="001dc6ef"/>
    </style:style>
    <style:style style:name="P14" style:family="paragraph" style:parent-style-name="Text_20_body" style:list-style-name="L1">
      <style:text-properties officeooo:paragraph-rsid="003d1ca7"/>
    </style:style>
    <style:style style:name="P15" style:family="paragraph" style:parent-style-name="Text_20_body" style:list-style-name="L1">
      <style:text-properties officeooo:paragraph-rsid="004b3cfd"/>
    </style:style>
    <style:style style:name="P16" style:family="paragraph" style:parent-style-name="Text_20_body" style:list-style-name="L1">
      <style:text-properties officeooo:rsid="0022cc4b" officeooo:paragraph-rsid="0022cc4b"/>
    </style:style>
    <style:style style:name="P17" style:family="paragraph" style:parent-style-name="Text_20_body" style:list-style-name="L1">
      <style:text-properties fo:font-weight="bold" officeooo:rsid="003d1ca7" officeooo:paragraph-rsid="003d1ca7" style:font-weight-asian="bold" style:font-weight-complex="bold"/>
    </style:style>
    <style:style style:name="P18" style:family="paragraph" style:parent-style-name="Text_20_body" style:list-style-name="L1">
      <style:text-properties officeooo:rsid="004d014d" officeooo:paragraph-rsid="004d014d"/>
    </style:style>
    <style:style style:name="T1" style:family="text">
      <style:text-properties officeooo:rsid="001a859e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a859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d1ca7" style:text-blinking="false" fo:background-color="transparent" loext:char-shading-value="0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a859e" style:font-style-asian="italic" style:font-style-complex="italic"/>
    </style:style>
    <style:style style:name="T7" style:family="text">
      <style:text-properties fo:font-style="italic" fo:font-weight="normal" officeooo:rsid="004d014d" style:font-style-asian="italic" style:font-weight-asian="normal" style:font-style-complex="italic" style:font-weight-complex="normal"/>
    </style:style>
    <style:style style:name="T8" style:family="text">
      <style:text-properties officeooo:rsid="001dc6ef"/>
    </style:style>
    <style:style style:name="T9" style:family="text">
      <style:text-properties fo:font-weight="bold" officeooo:rsid="001c7096" style:font-weight-asian="bold" style:font-weight-complex="bold"/>
    </style:style>
    <style:style style:name="T10" style:family="text">
      <style:text-properties fo:font-weight="bold" officeooo:rsid="003d3c54" style:font-weight-asian="bold" style:font-weight-complex="bold"/>
    </style:style>
    <style:style style:name="T11" style:family="text">
      <style:text-properties fo:font-weight="bold" officeooo:rsid="003d4bc7" style:font-weight-asian="bold" style:font-weight-complex="bold"/>
    </style:style>
    <style:style style:name="T12" style:family="text">
      <style:text-properties fo:font-weight="bold" officeooo:rsid="004239ab" style:font-weight-asian="bold" style:font-weight-complex="bold"/>
    </style:style>
    <style:style style:name="T13" style:family="text">
      <style:text-properties fo:font-weight="bold" officeooo:rsid="00364303" style:font-weight-asian="bold" style:font-weight-complex="bold"/>
    </style:style>
    <style:style style:name="T14" style:family="text">
      <style:text-properties fo:font-weight="bold" officeooo:rsid="00466089" style:font-weight-asian="bold" style:font-weight-complex="bold"/>
    </style:style>
    <style:style style:name="T15" style:family="text">
      <style:text-properties fo:font-weight="bold" officeooo:rsid="004d014d" style:font-weight-asian="bold" style:font-weight-complex="bold"/>
    </style:style>
    <style:style style:name="T16" style:family="text">
      <style:text-properties officeooo:rsid="001c7096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4d014d" style:font-weight-asian="normal" style:font-weight-complex="normal"/>
    </style:style>
    <style:style style:name="T19" style:family="text">
      <style:text-properties officeooo:rsid="003b5aed"/>
    </style:style>
    <style:style style:name="T20" style:family="text">
      <style:text-properties officeooo:rsid="003ce6d7"/>
    </style:style>
    <style:style style:name="T21" style:family="text">
      <style:text-properties officeooo:rsid="003d1ca7"/>
    </style:style>
    <style:style style:name="T22" style:family="text">
      <style:text-properties officeooo:rsid="003d4bc7"/>
    </style:style>
    <style:style style:name="T23" style:family="text">
      <style:text-properties officeooo:rsid="003d5ba0"/>
    </style:style>
    <style:style style:name="T24" style:family="text">
      <style:text-properties officeooo:rsid="004474b9"/>
    </style:style>
    <style:style style:name="T25" style:family="text">
      <style:text-properties fo:font-style="normal" fo:font-weight="bold" officeooo:rsid="004d014d" style:font-style-asian="normal" style:font-weight-asian="bold" style:font-style-complex="normal" style:font-weight-complex="bold"/>
    </style:style>
    <style:style style:name="T26" style:family="text">
      <style:text-properties fo:font-style="normal" fo:font-weight="normal" officeooo:rsid="004d014d" style:font-style-asian="normal" style:font-weight-asian="normal" style:font-style-complex="normal" style:font-weight-complex="normal"/>
    </style:style>
    <style:style style:name="T27" style:family="text">
      <style:text-properties officeooo:rsid="004b3cfd"/>
    </style:style>
    <style:style style:name="T28" style:family="text">
      <style:text-properties officeooo:rsid="004d014d"/>
    </style:style>
    <style:style style:name="T29" style:family="text">
      <style:text-properties style:font-name="Times New Roman1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style:font-name="Times New Roman1" fo:font-style="italic" fo:font-weight="bold" officeooo:rsid="004ea21b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pte rendu de réunion</text:p>
      <text:p text:style-name="P2"><text:span text:style-name="T5">Équipe de projet L</text:span><text:span text:style-name="T6">3L</text:span><text:span text:style-name="T5">1 :</text:span> <text:span text:style-name="T1">Abdel Massih Youstina,</text:span> <text:bookmark text:name="docs-internal-guid-a0c3b9b8-7fff-b0cf-11f7-d7ae8910dc8c"/><text:span text:style-name="T2">Thierno Bah, </text:span><text:span text:style-name="T3">Mbaye Ndéye Pathé</text:span><text:bookmark text:name="docs-internal-guid-62c3ad31-7fff-fdcc-eb0c-08daed149de6"/><text:span text:style-name="T2">, </text:span>Hamiche Mehdi</text:p>
      <text:p text:style-name="P2"><text:span text:style-name="T5">Semaine n° :</text:span> <text:span text:style-name="T11">1</text:span><text:span text:style-name="T15">1</text:span></text:p>
      <text:p text:style-name="P2"><text:span text:style-name="T5">Date :</text:span> <text:span text:style-name="T28">20</text:span>/0<text:span text:style-name="T22">4</text:span>/202<text:span text:style-name="T1">2</text:span></text:p>
      <text:p text:style-name="P3"><text:span text:style-name="T5">Rédacteur de ce compte-rendu : </text:span><text:span text:style-name="T4">Hamiche Mehdi</text:span></text:p>
      <text:p text:style-name="P2"><text:span text:style-name="T5">Enseignants encadrants :</text:span> <text:span text:style-name="T1">Flavie Tonon</text:span></text:p>
      <text:p text:style-name="P4"><text:span text:style-name="T5">Chef de projet :</text:span> <text:s text:c="2"/><text:span text:style-name="T3">Mbaye Ndéye Pathé</text:span></text:p>
      <text:h text:style-name="Heading_20_1" text:outline-level="1" text:is-list-header="true">1) Principaux points abordés pendant la réunion</text:h>
      <text:list xml:id="list3270374141" text:style-name="L1">
        <text:list-item>
          <text:p text:style-name="P16"><text:span text:style-name="T10">Présentation</text:span> d<text:span text:style-name="T28">u site web (ne sera pas présenté lors de la soutenance)</text:span></text:p>
        </text:list-item>
        <text:list-item>
          <text:p text:style-name="P17"><text:span text:style-name="T19">P</text:span>résentation<text:span text:style-name="T17"> d</text:span><text:span text:style-name="T18">e la fonction </text:span><text:span text:style-name="T7">Favoris</text:span><text:span text:style-name="T18"> pour l’application mobile</text:span></text:p>
        </text:list-item>
        <text:list-item>
          <text:p text:style-name="P14"><text:span text:style-name="T25">Optimisation </text:span><text:span text:style-name="T26">de l’application mobile en allégeant le code pour que le tracé ne saccade pas</text:span></text:p>
          <text:h text:style-name="P11" text:outline-level="1"><text:span text:style-name="T27">2</text:span>) Points jugés importants par l’équipe</text:h>
        </text:list-item>
        <text:list-item>
          <text:p text:style-name="P15"><text:span text:style-name="T15">P</text:span><text:span text:style-name="T14">our l</text:span><text:span text:style-name="T12">a</text:span><text:span text:style-name="T13"> semaine </text:span><text:span text:style-name="T12">prochaine</text:span><text:span text:style-name="T11"> :</text:span></text:p>
          <text:list>
            <text:list-item>
              <text:p text:style-name="P18">Rendre tous les documents</text:p>
            </text:list-item>
            <text:list-item>
              <text:p text:style-name="P18">Avoir l’application mobile finie (avec son fichier .apk final)</text:p>
            </text:list-item>
          </text:list>
          <text:h text:style-name="P12" text:outline-level="1"><text:span text:style-name="T27">3</text:span><text:span text:style-name="T8">) </text:span><text:span text:style-name="T24">État de l’avancement du projet</text:span>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2256009487424">
          <table:table-cell table:style-name="Tableau1.A1" office:value-type="string">
            <text:p text:style-name="P6">n°</text:p>
          </table:table-cell>
          <table:table-cell table:style-name="Tableau1.A1" office:value-type="string">
            <text:p text:style-name="P6">Description</text:p>
          </table:table-cell>
          <table:table-cell table:style-name="Tableau1.A1" office:value-type="string">
            <text:p text:style-name="P6">Avancement</text:p>
          </table:table-cell>
          <table:table-cell table:style-name="Tableau1.A1" office:value-type="string">
            <text:p text:style-name="P6">Responsable(s)</text:p>
          </table:table-cell>
          <table:table-cell table:style-name="Tableau1.A1" office:value-type="string">
            <text:p text:style-name="P6">Débutée le</text:p>
          </table:table-cell>
          <table:table-cell table:style-name="Tableau1.A1" office:value-type="string">
            <text:p text:style-name="P6">Finie le</text:p>
          </table:table-cell>
        </table:table-row>
        <table:table-row table:style-name="TableLine2256009489440">
          <table:table-cell table:style-name="Tableau1.A1" office:value-type="string">
            <text:p text:style-name="P6">0</text:p>
          </table:table-cell>
          <table:table-cell table:style-name="Tableau1.A1" office:value-type="string">
            <text:p text:style-name="P6">Choix et classification des fonctionnalités</text:p>
          </table:table-cell>
          <table:table-cell table:style-name="Tableau1.A1" office:value-type="string">
            <text:p text:style-name="P6">Terminé</text:p>
          </table:table-cell>
          <table:table-cell table:style-name="Tableau1.A1" office:value-type="string">
            <text:p text:style-name="P6">Mehdi, Pathé, Youstina, Thierno</text:p>
          </table:table-cell>
          <table:table-cell table:style-name="Tableau1.A1" office:value-type="string">
            <text:p text:style-name="P6">29/01/2022</text:p>
          </table:table-cell>
          <table:table-cell table:style-name="Tableau1.A1" office:value-type="string">
            <text:p text:style-name="P6">14/02/2022</text:p>
          </table:table-cell>
        </table:table-row>
        <table:table-row table:style-name="TableLine2256009492896">
          <table:table-cell table:style-name="Tableau1.A1" office:value-type="string">
            <text:p text:style-name="P6">1</text:p>
          </table:table-cell>
          <table:table-cell table:style-name="Tableau1.A1" office:value-type="string">
            <text:p text:style-name="P6">Cahier des charges</text:p>
          </table:table-cell>
          <table:table-cell table:style-name="Tableau1.A1" office:value-type="string">
            <text:p text:style-name="P6">Terminé</text:p>
          </table:table-cell>
          <table:table-cell table:style-name="Tableau1.A1" office:value-type="string">
            <text:p text:style-name="P6">Mehdi, Youstina, </text:p>
          </table:table-cell>
          <table:table-cell table:style-name="Tableau1.A1" office:value-type="string">
            <text:p text:style-name="P6">2/02/2022</text:p>
          </table:table-cell>
          <table:table-cell table:style-name="Tableau1.A1" office:value-type="string">
            <text:p text:style-name="P6">13/03/2022</text:p>
          </table:table-cell>
        </table:table-row>
        <table:table-row table:style-name="TableLine2256009494336">
          <table:table-cell table:style-name="Tableau1.A1" office:value-type="string">
            <text:p text:style-name="P6">2</text:p>
          </table:table-cell>
          <table:table-cell table:style-name="Tableau1.A1" office:value-type="string">
            <text:p text:style-name="P6">Cahier de recette</text:p>
          </table:table-cell>
          <table:table-cell table:style-name="Tableau1.A1" office:value-type="string">
            <text:p text:style-name="P6">Terminé</text:p>
          </table:table-cell>
          <table:table-cell table:style-name="Tableau1.A1" office:value-type="string">
            <text:p text:style-name="P6">Mehdi, Youstina, Thierno</text:p>
          </table:table-cell>
          <table:table-cell table:style-name="Tableau1.A1" office:value-type="string">
            <text:p text:style-name="P6">2/02/2022</text:p>
          </table:table-cell>
          <table:table-cell table:style-name="Tableau1.A1" office:value-type="string">
            <text:p text:style-name="P6">13/03/2022</text:p>
          </table:table-cell>
        </table:table-row>
        <table:table-row table:style-name="TableLine2256009485120">
          <table:table-cell table:style-name="Tableau1.A1" office:value-type="string">
            <text:p text:style-name="P6">3</text:p>
          </table:table-cell>
          <table:table-cell table:style-name="Tableau1.A1" office:value-type="string">
            <text:p text:style-name="P6">Maquettes</text:p>
          </table:table-cell>
          <table:table-cell table:style-name="Tableau1.A1" office:value-type="string">
            <text:p text:style-name="P6">Terminé</text:p>
          </table:table-cell>
          <table:table-cell table:style-name="Tableau1.A1" office:value-type="string">
            <text:p text:style-name="P6">Youstina, Thierno</text:p>
          </table:table-cell>
          <table:table-cell table:style-name="Tableau1.A1" office:value-type="string">
            <text:p text:style-name="P6">6/02/2022</text:p>
          </table:table-cell>
          <table:table-cell table:style-name="Tableau1.A1" office:value-type="string">
            <text:p text:style-name="P6">18/02/2022</text:p>
          </table:table-cell>
        </table:table-row>
        <table:table-row table:style-name="TableLine2256009483104">
          <table:table-cell table:style-name="Tableau1.A1" office:value-type="string">
            <text:p text:style-name="P6">4</text:p>
          </table:table-cell>
          <table:table-cell table:style-name="Tableau1.A1" office:value-type="string">
            <text:p text:style-name="P6">Diagrammes (de déploiement, de classe et de cas d’utilisation)</text:p>
          </table:table-cell>
          <table:table-cell table:style-name="Tableau1.A1" office:value-type="string">
            <text:p text:style-name="P6">Terminé</text:p>
          </table:table-cell>
          <table:table-cell table:style-name="Tableau1.A1" office:value-type="string">
            <text:p text:style-name="P6">Youstina, Thierno</text:p>
          </table:table-cell>
          <table:table-cell table:style-name="Tableau1.A1" office:value-type="string">
            <text:p text:style-name="P6">11/02/2022</text:p>
          </table:table-cell>
          <table:table-cell table:style-name="Tableau1.A1" office:value-type="string">
            <text:p text:style-name="P6">13/03/2022</text:p>
          </table:table-cell>
        </table:table-row>
        <table:table-row table:style-name="TableLine2256009485408">
          <table:table-cell table:style-name="Tableau1.A1" office:value-type="string">
            <text:p text:style-name="P6">5</text:p>
          </table:table-cell>
          <table:table-cell table:style-name="Tableau1.A1" office:value-type="string">
            <text:p text:style-name="P6">Conception détaillée</text:p>
          </table:table-cell>
          <table:table-cell table:style-name="Tableau1.A1" office:value-type="string">
            <text:p text:style-name="P6">Terminé</text:p>
          </table:table-cell>
          <table:table-cell table:style-name="Tableau1.A1" office:value-type="string">
            <text:p text:style-name="P6">Mehdi, Pathé, Youstina, Thierno</text:p>
          </table:table-cell>
          <table:table-cell table:style-name="Tableau1.A1" office:value-type="string">
            <text:p text:style-name="P6">17/02/2022</text:p>
          </table:table-cell>
          <table:table-cell table:style-name="Tableau1.A1" office:value-type="string">
            <text:p text:style-name="P6">16/03/2022</text:p>
          </table:table-cell>
        </table:table-row>
        <table:table-row table:style-name="TableLine2256009494048">
          <table:table-cell table:style-name="Tableau1.A1" office:value-type="string">
            <text:p text:style-name="P6">6</text:p>
          </table:table-cell>
          <table:table-cell table:style-name="Tableau1.A1" office:value-type="string">
            <text:p text:style-name="P6">Plan de développement</text:p>
          </table:table-cell>
          <table:table-cell table:style-name="Tableau1.A1" office:value-type="string">
            <text:p text:style-name="P6">Terminé</text:p>
          </table:table-cell>
          <table:table-cell table:style-name="Tableau1.A1" office:value-type="string">
            <text:p text:style-name="P6">Mehdi, Youstina</text:p>
          </table:table-cell>
          <table:table-cell table:style-name="Tableau1.A1" office:value-type="string">
            <text:p text:style-name="P6">18/02/2022</text:p>
          </table:table-cell>
          <table:table-cell table:style-name="Tableau1.A1" office:value-type="string">
            <text:p text:style-name="P6">27/03/2022</text:p>
          </table:table-cell>
        </table:table-row>
        <table:table-row table:style-name="TableLine2256009497216">
          <table:table-cell table:style-name="Tableau1.A1" office:value-type="string">
            <text:p text:style-name="P6">7</text:p>
          </table:table-cell>
          <table:table-cell table:style-name="Tableau1.A1" office:value-type="string">
            <text:p text:style-name="P6">Plan de tests</text:p>
          </table:table-cell>
          <table:table-cell table:style-name="Tableau1.A1" office:value-type="string">
            <text:p text:style-name="P9">Terminé</text:p>
          </table:table-cell>
          <table:table-cell table:style-name="Tableau1.A1" office:value-type="string">
            <text:p text:style-name="P6">Mehdi, Pathé, Youstina, Thierno</text:p>
          </table:table-cell>
          <table:table-cell table:style-name="Tableau1.A1" office:value-type="string">
            <text:p text:style-name="P6">18/02/2022</text:p>
          </table:table-cell>
          <table:table-cell table:style-name="Tableau1.A1" office:value-type="string">
            <text:p text:style-name="P6"><text:span text:style-name="T28">20</text:span>/<text:span text:style-name="T28">04</text:span>/<text:span text:style-name="T28">2022</text:span></text:p>
          </table:table-cell>
        </table:table-row>
        <table:table-row table:style-name="TableLine2256009495200">
          <table:table-cell table:style-name="Tableau1.A1" office:value-type="string">
            <text:p text:style-name="P6">8</text:p>
          </table:table-cell>
          <table:table-cell table:style-name="Tableau1.A1" office:value-type="string">
            <text:p text:style-name="P6">Développement</text:p>
          </table:table-cell>
          <table:table-cell table:style-name="Tableau1.A1" office:value-type="string">
            <text:p text:style-name="P9">Terminé</text:p>
          </table:table-cell>
          <table:table-cell table:style-name="Tableau1.A1" office:value-type="string">
            <text:p text:style-name="P6">Mehdi, Pathé, Youstina, Thierno</text:p>
          </table:table-cell>
          <table:table-cell table:style-name="Tableau1.A1" office:value-type="string">
            <text:p text:style-name="P6">24/02/2022</text:p>
          </table:table-cell>
          <table:table-cell table:style-name="Tableau1.A1" office:value-type="string">
            <text:p text:style-name="P7"><text:span text:style-name="T28">20</text:span>/<text:span text:style-name="T28">04</text:span>/<text:span text:style-name="T28">2022</text:span></text:p>
          </table:table-cell>
        </table:table-row>
        <table:table-row table:style-name="TableLine2256009484544">
          <table:table-cell table:style-name="Tableau1.A1" office:value-type="string">
            <text:p text:style-name="P8">9</text:p>
          </table:table-cell>
          <table:table-cell table:style-name="Tableau1.A1" office:value-type="string">
            <text:p text:style-name="P8">Manuel d’utilisation</text:p>
          </table:table-cell>
          <table:table-cell table:style-name="Tableau1.A1" office:value-type="string">
            <text:p text:style-name="P9">Terminé</text:p>
          </table:table-cell>
          <table:table-cell table:style-name="Tableau1.A1" office:value-type="string">
            <text:p text:style-name="P8">Mehdi, Youstina</text:p>
          </table:table-cell>
          <table:table-cell table:style-name="Tableau1.A1" office:value-type="string">
            <text:p text:style-name="P8">06/04/2022</text:p>
          </table:table-cell>
          <table:table-cell table:style-name="Tableau1.A1" office:value-type="string">
            <text:p text:style-name="P7"><text:span text:style-name="T28">20</text:span>/<text:span text:style-name="T28">04</text:span>/<text:span text:style-name="T28">2022</text:span></text:p>
          </table:table-cell>
        </table:table-row>
        <table:table-row table:style-name="TableLine2256009496064">
          <table:table-cell table:style-name="Tableau1.A1" office:value-type="string">
            <text:p text:style-name="P8">10</text:p>
          </table:table-cell>
          <table:table-cell table:style-name="Tableau1.A1" office:value-type="string">
            <text:p text:style-name="P8">Manuel d’installation</text:p>
          </table:table-cell>
          <table:table-cell table:style-name="Tableau1.A1" office:value-type="string">
            <text:p text:style-name="P9">Terminé</text:p>
          </table:table-cell>
          <table:table-cell table:style-name="Tableau1.A1" office:value-type="string">
            <text:p text:style-name="P8">Mehdi, Youstina</text:p>
          </table:table-cell>
          <table:table-cell table:style-name="Tableau1.A1" office:value-type="string">
            <text:p text:style-name="P8">06/04/2022</text:p>
          </table:table-cell>
          <table:table-cell table:style-name="Tableau1.A1" office:value-type="string">
            <text:p text:style-name="P7"><text:span text:style-name="T28">20</text:span>/<text:span text:style-name="T28">04</text:span>/<text:span text:style-name="T28">2022</text:span></text:p>
          </table:table-cell>
        </table:table-row>
      </table:table>
      <text:h text:style-name="P13" text:outline-level="1" text:is-list-header="true"><text:span text:style-name="T24">4</text:span><text:span text:style-name="T8">) Conclusion</text:span></text:h>
      <text:p text:style-name="P5"><text:span text:style-name="T9">Finalement,</text:span><text:span text:style-name="T16"> </text:span><text:span text:style-name="T20">c</text:span><text:span text:style-name="T16">ette </text:span><text:span text:style-name="T28">onzième</text:span><text:span text:style-name="T16"> réunion nous a </text:span><text:span text:style-name="T28">permis</text:span><text:span text:style-name="T16"> </text:span><text:span text:style-name="T28">de</text:span><text:span text:style-name="T16"> </text:span><text:span text:style-name="T21">montrer notre </text:span><text:span text:style-name="T23">application </text:span><text:span text:style-name="T28">finale et de préparer toute la documentation à rendre d’ici la semaine prochain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draw:fill-image draw:name="Sand_20_light" draw:display-name="Sand light" xlink:href="Pictures/100000000000005E0000005E4BD9F7425E2EA899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align="justify" style:justify-single-word="false"/>
      <style:text-properties style:font-name="Times New Roman1" fo:font-family="'Times New Roman'" style:font-family-generic="roman" style:font-pitch="variable" fo:font-size="13pt" style:font-size-asian="11.3500003814697pt" style:font-size-complex="13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line-height="150%" fo:text-align="center" style:justify-single-word="false"/>
      <style:text-properties fo:color="#2a6099" loext:opacity="100%" style:font-name="Times New Roman1" fo:font-family="'Times New Roman'" style:font-family-generic="roman" style:font-pitch="variable" fo:font-size="30pt" fo:font-style="italic" style:text-underline-style="solid" style:text-underline-width="auto" style:text-underline-color="font-color" fo:font-weight="bold" officeooo:rsid="001a859e" style:font-size-asian="30pt" style:font-style-asian="italic" style:font-weight-asian="bold" style:font-size-complex="30pt" style:font-style-complex="italic" style:font-weight-complex="bold" loext:border-line-width="0.018cm 0.004cm 0.018cm" loext:padding="0.6cm" loext:border="1.11pt double-thin #2a6099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line-height="150%" fo:text-align="justify" style:justify-single-word="false"/>
      <style:text-properties fo:color="#ff0000" loext:opacity="100%" style:font-name="Times New Roman1" fo:font-family="'Times New Roman'" style:font-family-generic="roman" style:font-pitch="variable" fo:font-size="22pt" fo:font-weight="bold" style:font-size-asian="22pt" style:font-weight-asian="bold" style:font-size-complex="22pt" style:font-weight-complex="bold" loext:padding="0.049cm" loext:border-left="none" loext:border-right="none" loext:border-top="none" loext:border-bottom="0.74pt solid #ff00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1"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style:font-name="Times New Roman1" fo:font-style="italic" fo:font-weight="bold" officeooo:rsid="004ea21b" style:font-style-asian="italic" style:font-weight-asian="bold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Sand_20_light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05E0000005E4BD9F7425E2EA899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and_20_light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char" svg:x="-1.958cm" svg:y="-2cm" svg:width="2.417cm" svg:height="2.434cm" draw:z-index="1"><draw:image xlink:href="Pictures/10000000000002D1000002D1FBEED35297D811B0.jpg" xlink:type="simple" xlink:show="embed" xlink:actuate="onLoad" draw:mime-type="image/jpeg"/></draw:frame><text:span text:style-name="MT1">Projet L3L – Kourte : une écriture des forces physiques, le temps d’un traje</text:span><text:span text:style-name="MT2">t</text:span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H40M7S</meta:editing-duration>
    <meta:editing-cycles>35</meta:editing-cycles>
    <meta:generator>LibreOffice/7.3.0.3$Windows_X86_64 LibreOffice_project/0f246aa12d0eee4a0f7adcefbf7c878fc2238db3</meta:generator>
    <dc:date>2022-04-22T19:38:40.404000000</dc:date>
    <meta:document-statistic meta:table-count="1" meta:image-count="1" meta:object-count="0" meta:page-count="2" meta:paragraph-count="92" meta:word-count="282" meta:character-count="1836" meta:non-whitespace-character-count="1650"/>
  </office:meta>
</office:document-meta>
</file>